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URLConnection.getContentEncod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URLConnection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URLConnection.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URLConnection.getLastModifi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URLConnection.getContentLeng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URLConnection.DefaultURLConnection( final URL url , final FileContent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URLConnection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URLConnection.getConten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